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000000"/>
    </style:style>
    <style:style style:name="gr6"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4.002cm" svg:y="-5cm"/>
          <draw:glue-point draw:id="5" svg:x="5cm" svg:y="-5cm"/>
          <draw:glue-point draw:id="6" svg:x="0.499cm" svg:y="-5cm"/>
          <draw:glue-point draw:id="7" svg:x="-4.949cm" svg:y="5cm"/>
          <draw:glue-point draw:id="8" svg:x="4.084cm" svg:y="5cm"/>
          <draw:glue-point draw:id="9" svg:x="-0.433cm" svg:y="5cm"/>
          <draw:glue-point draw:id="10" svg:x="-5cm" svg:y="-3.378cm"/>
          <draw:glue-point draw:id="11" svg:x="-5cm" svg:y="0.771cm"/>
          <draw:glue-point draw:id="12" svg:x="5cm" svg:y="3.36cm"/>
          <draw:glue-point draw:id="13" svg:x="5cm" svg:y="-0.82cm"/>
          <draw:glue-point draw:id="14" svg:x="0.02cm" svg:y="-0.007cm"/>
          <draw:polygon draw:style-name="gr1" draw:layer="layout" svg:width="3.147cm" svg:height="1.635cm" svg:x="0.03cm" svg:y="0.336cm" svg:viewBox="0 0 3148 1636" draw:points="0,0 0,1636 3148,1636 3148,0">
            <text:p/>
          </draw:polygon>
          <draw:polygon draw:style-name="gr2" draw:layer="layout" svg:width="0.023cm" svg:height="1.647cm" svg:x="0.018cm" svg:y="0.336cm" svg:viewBox="0 0 24 1648" draw:points="12,1648 24,1635 24,0 0,0 0,1635 12,1648 0,1635 0,1648">
            <text:p/>
          </draw:polygon>
          <draw:polygon draw:style-name="gr2" draw:layer="layout" svg:width="3.159cm" svg:height="0.024cm" svg:x="0.03cm" svg:y="1.96cm" svg:viewBox="0 0 3160 25" draw:points="3160,12 3147,0 0,0 0,25 3147,25 3160,12 3147,25 3160,25">
            <text:p/>
          </draw:polygon>
          <draw:polygon draw:style-name="gr2" draw:layer="layout" svg:width="0.024cm" svg:height="1.647cm" svg:x="3.165cm" svg:y="0.324cm" svg:viewBox="0 0 25 1648" draw:points="12,0 0,12 0,1648 25,1648 25,12 12,0 25,12 25,0">
            <text:p/>
          </draw:polygon>
          <draw:polygon draw:style-name="gr2" draw:layer="layout" svg:width="3.159cm" svg:height="0.024cm" svg:x="0.018cm" svg:y="0.324cm" svg:viewBox="0 0 3160 25" draw:points="0,12 12,25 3160,25 3160,0 12,0 0,12 12,0 0,0">
            <text:p/>
          </draw:polygon>
          <draw:polygon draw:style-name="gr3" draw:layer="layout" svg:width="0.305cm" svg:height="1.942cm" svg:x="3.177cm" svg:y="0.029cm" svg:viewBox="0 0 306 1943" draw:points="0,307 306,0 306,1635 0,1943">
            <text:p/>
          </draw:polygon>
          <draw:polygon draw:style-name="gr2" draw:layer="layout" svg:width="0.325cm" svg:height="0.345cm" svg:x="3.168cm" svg:y="0cm" svg:viewBox="0 0 326 346" draw:points="326,29 306,19 0,329 17,346 322,37 326,29 326,0 306,19">
            <text:p/>
          </draw:polygon>
          <draw:polygon draw:style-name="gr2" draw:layer="layout" svg:width="0.023cm" svg:height="1.643cm" svg:x="3.47cm" svg:y="0.029cm" svg:viewBox="0 0 24 1644" draw:points="20,1644 24,1635 24,0 0,0 0,1635 20,1644 24,1639 24,1635">
            <text:p/>
          </draw:polygon>
          <draw:polygon draw:style-name="gr2" draw:layer="layout" svg:width="0.326cm" svg:height="0.344cm" svg:x="3.165cm" svg:y="1.656cm" svg:viewBox="0 0 327 345" draw:points="0,316 20,325 327,16 310,0 3,307 0,316 0,345 20,325">
            <text:p/>
          </draw:polygon>
          <draw:polygon draw:style-name="gr2" draw:layer="layout" svg:width="0.024cm" svg:height="1.643cm" svg:x="3.165cm" svg:y="0.328cm" svg:viewBox="0 0 25 1644" draw:points="3,0 0,8 0,1644 25,1644 25,8 3,0 0,4 0,8">
            <text:p/>
          </draw:polygon>
          <draw:polygon draw:style-name="gr4" draw:layer="layout" svg:width="3.451cm" svg:height="0.307cm" svg:x="0.03cm" svg:y="0.029cm" svg:viewBox="0 0 3452 308" draw:points="0,308 328,0 3452,0 3147,308">
            <text:p/>
          </draw:polygon>
          <draw:polygon draw:style-name="gr2" draw:layer="layout" svg:width="0.344cm" svg:height="0.329cm" svg:x="0.022cm" svg:y="0.017cm" svg:viewBox="0 0 345 330" draw:points="337,0 328,3 0,312 16,330 345,20 337,0 332,0 328,3">
            <text:p/>
          </draw:polygon>
          <draw:polygon draw:style-name="gr2" draw:layer="layout" svg:width="3.152cm" svg:height="0.023cm" svg:x="0.359cm" svg:y="0.017cm" svg:viewBox="0 0 3153 24" draw:points="3133,20 3124,0 0,0 0,24 3124,24 3133,20 3153,0 3124,0">
            <text:p/>
          </draw:polygon>
          <draw:polygon draw:style-name="gr2" draw:layer="layout" svg:width="0.322cm" svg:height="0.329cm" svg:x="3.168cm" svg:y="0.02cm" svg:viewBox="0 0 323 330" draw:points="8,330 17,325 323,17 306,0 0,309 8,330 12,330 17,325">
            <text:p/>
          </draw:polygon>
          <draw:polygon draw:style-name="gr2" draw:layer="layout" svg:width="3.177cm" svg:height="0.024cm" svg:x="0cm" svg:y="0.324cm" svg:viewBox="0 0 3178 25" draw:points="22,3 30,25 3178,25 3178,0 30,0 22,3 0,25 30,25">
            <text:p/>
          </draw:polygon>
          <draw:polygon draw:style-name="gr5" draw:layer="layout" svg:width="0.888cm" svg:height="0.372cm" svg:x="0.132cm" svg:y="0.745cm" svg:viewBox="0 0 889 373" draw:points="563,231 0,232 0,141 563,140 563,0 889,186 563,373">
            <text:p/>
          </draw:polygon>
          <draw:polygon draw:style-name="gr5" draw:layer="layout" svg:width="0.755cm" svg:height="0.317cm" svg:x="2.265cm" svg:y="0.541cm" svg:viewBox="0 0 756 318" draw:points="478,197 0,197 0,121 478,120 478,0 756,159 478,318">
            <text:p/>
          </draw:polygon>
          <draw:polygon draw:style-name="gr5" draw:layer="layout" svg:width="0.755cm" svg:height="0.316cm" svg:x="2.265cm" svg:y="1.02cm" svg:viewBox="0 0 756 317" draw:points="478,196 0,197 0,120 478,119 478,0 756,158 478,317">
            <text:p/>
          </draw:polygon>
          <draw:polygon draw:style-name="gr5" draw:layer="layout" svg:width="0.755cm" svg:height="0.316cm" svg:x="2.265cm" svg:y="1.498cm" svg:viewBox="0 0 756 317" draw:points="478,196 0,197 0,120 478,120 478,0 756,158 478,317">
            <text:p/>
          </draw:polygon>
          <draw:polygon draw:style-name="gr5" draw:layer="layout" svg:width="0.799cm" svg:height="0.581cm" svg:x="1.1cm" svg:y="0.681cm" svg:viewBox="0 0 800 582" draw:points="800,0 800,582 0,582 0,0">
            <text:p/>
          </draw:polygon>
          <draw:polygon draw:style-name="gr5" draw:layer="layout" svg:width="0.16cm" svg:height="0.261cm" svg:x="1.969cm" svg:y="0.757cm" svg:viewBox="0 0 161 262" draw:points="161,0 161,262 0,262 0,0">
            <text:p/>
          </draw:polygon>
          <draw:polygon draw:style-name="gr5" draw:layer="layout" svg:width="0.082cm" svg:height="0.06cm" svg:x="1.16cm" svg:y="1.616cm" svg:viewBox="0 0 83 61" draw:points="3,0 3,2 2,4 1,7 0,9 0,11 0,14 0,16 0,18 0,20 0,22 0,24 0,26 1,29 1,30 2,32 3,35 5,38 7,42 9,45 12,48 15,50 18,52 22,55 26,56 29,58 33,59 37,60 41,61 45,61 49,61 53,60 57,59 61,58 64,56 66,54 67,53 70,52 71,50 73,49 74,48 76,45 78,44 78,42 80,40 81,38 83,35">
            <text:p/>
          </draw:polygon>
          <draw:polygon draw:style-name="gr5" draw:layer="layout" svg:width="0.374cm" svg:height="0.782cm" svg:x="1.164cm" svg:y="0.869cm" svg:viewBox="0 0 375 783" draw:points="374,83 296,84 0,748 78,783 375,119 374,83 335,0 296,84">
            <text:p/>
          </draw:polygon>
          <draw:polygon draw:style-name="gr5" draw:layer="layout" svg:width="0.384cm" svg:height="0.7cm" svg:x="1.461cm" svg:y="0.953cm" svg:viewBox="0 0 385 701" draw:points="385,665 77,0 0,36 307,701">
            <text:p/>
          </draw:polygon>
          <draw:polygon draw:style-name="gr5" draw:layer="layout" svg:width="0.081cm" svg:height="0.061cm" svg:x="1.767cm" svg:y="1.618cm" svg:viewBox="0 0 82 62" draw:points="0,35 0,39 1,41 3,42 4,44 6,47 7,49 9,50 10,51 12,52 14,54 15,55 17,57 19,57 21,58 23,59 25,60 29,61 33,62 37,62 40,62 44,61 48,61 52,59 57,57 60,55 63,53 67,51 69,48 72,45 75,41 77,39 79,35 80,31 81,27 82,24 82,22 82,20 82,18 82,16 82,14 81,11 81,9 80,7 79,4 78,1 77,0">
            <text:p/>
          </draw:polygon>
          <draw:polygon draw:style-name="gr5" draw:layer="layout" svg:width="0.067cm" svg:height="0.133cm" svg:x="1.657cm" svg:y="0.828cm" svg:viewBox="0 0 68 134" draw:points="68,0 63,0 59,0 55,0 51,0 48,2 44,3 41,4 38,5 34,7 31,8 29,10 26,11 23,14 21,16 19,18 17,20 14,23 12,25 11,28 9,31 8,33 6,36 5,39 4,42 3,45 2,48 1,51 1,54 0,57 0,60 0,64 0,67 0,70 0,73 0,76 1,79 1,82 2,85 3,88 4,91 5,95 6,97 8,101 9,103 11,105 12,108 14,111 17,113 19,115 21,117 23,119 26,121 29,123 31,125 34,127 38,128 41,129 44,131 48,132 51,133 55,133 59,134 63,134 68,134">
            <text:p/>
          </draw:polygon>
          <draw:polygon draw:style-name="gr5" draw:layer="layout" svg:width="0.239cm" svg:height="0.133cm" svg:x="1.724cm" svg:y="0.828cm" svg:viewBox="0 0 240 134" draw:points="240,0 0,0 0,134 240,134">
            <text:p/>
          </draw:polygon>
          <draw:polygon draw:style-name="gr5" draw:layer="layout" svg:width="0.066cm" svg:height="0.133cm" svg:x="1.963cm" svg:y="0.828cm" svg:viewBox="0 0 67 134" draw:points="0,134 4,134 8,134 12,133 16,133 19,132 22,131 26,129 29,128 32,127 36,125 38,123 41,121 43,119 46,117 47,115 50,113 52,111 54,108 56,105 58,103 59,101 60,97 62,95 63,91 64,88 65,85 65,82 66,79 67,76 67,73 67,70 67,67 67,64 67,60 67,57 66,54 65,51 65,48 64,45 63,42 62,39 60,36 59,33 58,31 56,28 54,25 52,23 50,20 47,18 46,16 43,14 41,11 38,10 36,8 32,7 29,5 26,4 22,3 19,2 16,0 12,0 8,0 4,0 0,0">
            <text:p/>
          </draw:polygon>
          <draw:polygon draw:style-name="gr6" draw:layer="layout" svg:width="0.889cm" svg:height="0.372cm" svg:x="0.116cm" svg:y="0.729cm" svg:viewBox="0 0 890 373" draw:points="564,232 0,232 0,141 564,140 564,0 890,186 564,373">
            <text:p/>
          </draw:polygon>
          <draw:polygon draw:style-name="gr6" draw:layer="layout" svg:width="0.755cm" svg:height="0.316cm" svg:x="2.249cm" svg:y="0.526cm" svg:viewBox="0 0 756 317" draw:points="478,196 0,197 0,120 478,119 478,0 756,158 478,317">
            <text:p/>
          </draw:polygon>
          <draw:polygon draw:style-name="gr6" draw:layer="layout" svg:width="0.755cm" svg:height="0.317cm" svg:x="2.249cm" svg:y="1.004cm" svg:viewBox="0 0 756 318" draw:points="478,197 0,197 0,120 478,120 478,0 756,159 478,318">
            <text:p/>
          </draw:polygon>
          <draw:polygon draw:style-name="gr6" draw:layer="layout" svg:width="0.755cm" svg:height="0.317cm" svg:x="2.249cm" svg:y="1.482cm" svg:viewBox="0 0 756 318" draw:points="478,196 0,197 0,121 478,120 478,0 756,159 478,318">
            <text:p/>
          </draw:polygon>
          <draw:polygon draw:style-name="gr6" draw:layer="layout" svg:width="0.8cm" svg:height="0.58cm" svg:x="1.084cm" svg:y="0.666cm" svg:viewBox="0 0 801 581" draw:points="801,0 801,581 0,581 0,0">
            <text:p/>
          </draw:polygon>
          <draw:polygon draw:style-name="gr6" draw:layer="layout" svg:width="0.16cm" svg:height="0.261cm" svg:x="1.954cm" svg:y="0.741cm" svg:viewBox="0 0 161 262" draw:points="161,0 161,262 0,262 0,0">
            <text:p/>
          </draw:polygon>
          <draw:polygon draw:style-name="gr6" draw:layer="layout" svg:width="0.082cm" svg:height="0.061cm" svg:x="1.145cm" svg:y="1.6cm" svg:viewBox="0 0 83 62" draw:points="4,0 3,2 2,4 1,7 0,10 0,12 0,14 0,16 0,18 0,20 0,23 0,24 0,27 0,30 1,31 2,34 3,35 4,38 6,42 9,45 12,48 15,50 18,53 22,55 25,57 29,58 33,60 37,61 41,62 45,62 49,62 53,61 56,59 60,58 64,56 66,55 68,54 69,52 71,51 73,50 74,48 76,46 77,44 79,42 80,40 81,38 83,36">
            <text:p/>
          </draw:polygon>
          <draw:polygon draw:style-name="gr6" draw:layer="layout" svg:width="0.374cm" svg:height="0.783cm" svg:x="1.149cm" svg:y="0.853cm" svg:viewBox="0 0 375 784" draw:points="375,84 296,85 0,748 78,784 375,120 375,84 335,0 296,85">
            <text:p/>
          </draw:polygon>
          <draw:polygon draw:style-name="gr6" draw:layer="layout" svg:width="0.384cm" svg:height="0.7cm" svg:x="1.445cm" svg:y="0.938cm" svg:viewBox="0 0 385 701" draw:points="385,664 78,0 0,35 307,701">
            <text:p/>
          </draw:polygon>
          <draw:polygon draw:style-name="gr6" draw:layer="layout" svg:width="0.082cm" svg:height="0.062cm" svg:x="1.751cm" svg:y="1.602cm" svg:viewBox="0 0 83 63" draw:points="0,36 1,39 2,41 4,43 5,45 6,47 8,49 10,51 11,52 13,53 14,55 16,56 18,57 20,58 22,59 24,60 25,61 29,61 33,62 37,63 41,62 45,62 49,61 54,59 57,57 60,55 64,53 67,51 70,49 73,45 75,43 77,39 79,35 81,31 82,27 82,25 83,23 83,21 83,19 83,17 83,14 82,12 81,9 81,7 80,4 79,2 78,0">
            <text:p/>
          </draw:polygon>
          <draw:polygon draw:style-name="gr6" draw:layer="layout" svg:width="0.066cm" svg:height="0.133cm" svg:x="1.642cm" svg:y="0.812cm" svg:viewBox="0 0 67 134" draw:points="67,0 63,0 58,0 54,0 51,1 47,2 44,3 40,4 37,5 34,6 31,8 28,10 25,12 23,14 20,16 19,18 16,21 14,23 12,25 10,28 9,31 7,33 6,36 5,39 3,42 3,45 1,48 1,51 0,54 0,57 0,60 0,63 0,67 0,69 0,73 0,76 0,79 1,83 1,85 3,89 3,91 5,95 6,97 7,100 9,103 10,105 12,108 14,110 16,113 19,115 20,117 23,119 25,121 28,123 31,125 34,126 37,127 40,129 44,130 47,131 51,133 54,133 58,133 63,134 67,134">
            <text:p/>
          </draw:polygon>
          <draw:polygon draw:style-name="gr6" draw:layer="layout" svg:width="0.24cm" svg:height="0.133cm" svg:x="1.708cm" svg:y="0.812cm" svg:viewBox="0 0 241 134" draw:points="241,0 0,0 0,134 241,134">
            <text:p/>
          </draw:polygon>
          <draw:polygon draw:style-name="gr6" draw:layer="layout" svg:width="0.066cm" svg:height="0.133cm" svg:x="1.948cm" svg:y="0.812cm" svg:viewBox="0 0 67 134" draw:points="0,134 4,134 8,133 12,133 15,133 18,131 23,130 26,129 29,127 32,126 35,125 37,123 40,121 43,119 46,117 48,115 50,113 52,110 54,108 56,105 57,103 58,100 60,97 61,95 62,91 63,89 65,85 65,83 66,79 66,76 67,73 67,69 67,67 67,63 67,60 66,57 66,54 65,51 65,48 63,45 62,42 61,39 60,36 58,33 57,31 56,28 54,25 52,23 50,21 48,18 46,16 43,14 40,12 37,10 35,8 32,6 29,5 26,4 23,3 18,2 15,1 12,0 8,0 4,0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PTV broadcast server</dc:title>
    <meta:creation-date>2011-02-07T16:46:24</meta:creation-date>
    <meta:editing-duration>P0D</meta:editing-duration>
    <meta:editing-cycles>1</meta:editing-cycles>
    <meta:document-statistic meta:object-count="42"/>
    <meta:generator>OpenOffice.org/3.3$Linux OpenOffice.org_project/330m20$Build-9567</meta:generator>
  </office:meta>
</office:document-meta>
</file>